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765c" officeooo:paragraph-rsid="000f765c"/>
    </style:style>
    <style:style style:name="P2" style:family="paragraph" style:parent-style-name="Text_20_body">
      <style:text-properties officeooo:rsid="000fec8d" officeooo:paragraph-rsid="000f765c"/>
    </style:style>
    <style:style style:name="P3" style:family="paragraph" style:parent-style-name="Text_20_body">
      <style:text-properties officeooo:rsid="000fec8d" officeooo:paragraph-rsid="000fec8d"/>
    </style:style>
    <style:style style:name="P4" style:family="paragraph" style:parent-style-name="Text_20_body">
      <style:text-properties officeooo:rsid="0010054c" officeooo:paragraph-rsid="0010054c"/>
    </style:style>
    <style:style style:name="P5" style:family="paragraph" style:parent-style-name="Text_20_body">
      <style:text-properties officeooo:rsid="001164c8" officeooo:paragraph-rsid="001164c8"/>
    </style:style>
    <style:style style:name="P6" style:family="paragraph" style:parent-style-name="Text_20_body">
      <style:text-properties officeooo:rsid="0012bc37" officeooo:paragraph-rsid="0012bc37"/>
    </style:style>
    <style:style style:name="P7" style:family="paragraph" style:parent-style-name="Text_20_body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0fec8d" officeooo:paragraph-rsid="000fec8d"/>
    </style:style>
    <style:style style:name="P8" style:family="paragraph" style:parent-style-name="Text_20_body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10054c" officeooo:paragraph-rsid="0010054c"/>
    </style:style>
    <style:style style:name="P9" style:family="paragraph" style:parent-style-name="Text_20_body">
      <style:text-properties officeooo:rsid="00145899" officeooo:paragraph-rsid="00145899"/>
    </style:style>
    <style:style style:name="P10" style:family="paragraph" style:parent-style-name="Text_20_body">
      <style:text-properties officeooo:rsid="0012bc37" officeooo:paragraph-rsid="0012bc37"/>
    </style:style>
    <style:style style:name="P11" style:family="paragraph" style:parent-style-name="Text_20_body">
      <style:text-properties fo:color="#800000" fo:font-weight="bold" officeooo:rsid="00145899" officeooo:paragraph-rsid="00145899" style:font-weight-asian="bold" style:font-weight-complex="bold"/>
    </style:style>
    <style:style style:name="P12" style:family="paragraph" style:parent-style-name="Text_20_body">
      <style:text-properties fo:color="#800000" fo:font-size="16pt" style:text-underline-style="solid" style:text-underline-width="auto" style:text-underline-color="font-color" fo:font-weight="bold" officeooo:rsid="00145899" officeooo:paragraph-rsid="00145899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weight="normal" officeooo:rsid="00145899" officeooo:paragraph-rsid="00145899" style:font-weight-asian="normal" style:font-weight-complex="normal"/>
    </style:style>
    <style:style style:name="P14" style:family="paragraph" style:parent-style-name="Text_20_body">
      <style:text-properties officeooo:rsid="001464c1" officeooo:paragraph-rsid="001464c1"/>
    </style:style>
    <style:style style:name="P15" style:family="paragraph" style:parent-style-name="Heading_20_2">
      <style:text-properties fo:font-size="13pt" fo:font-weight="normal" officeooo:rsid="001464c1" officeooo:paragraph-rsid="001464c1" style:font-size-asian="13pt" style:font-weight-asian="normal" style:font-size-complex="13pt" style:font-weight-complex="normal"/>
    </style:style>
    <style:style style:name="T1" style:family="text">
      <style:text-properties officeooo:rsid="001458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1"/>
      <text:p text:style-name="P12">Installing and configuring <text:s/>saltstack</text:p>
      <text:h text:style-name="P15" text:outline-level="2">link :https://www.digitalocean.com/community/tutorials/how-to-install-and-configure-salt-master-and-minion-servers-on-ubuntu-14-04</text:h>
      <text:p text:style-name="P14">Both master and minon installation is inluded inthe link</text:p>
      <text:p text:style-name="Text_20_body"/>
      <text:p text:style-name="P12">Installing and configuration of hallite::::GUI mode</text:p>
      <text:p text:style-name="P9">link : https://docs.saltstack.com/en/latest/topics/tutorials/halite.html</text:p>
      <text:p text:style-name="P6"/>
      <text:p text:style-name="P6"/>
      <text:p text:style-name="P6"/>
      <text:p text:style-name="P12">some scripts:</text:p>
      <text:p text:style-name="P6"/>
      <text:p text:style-name="P6">The file name is end with .sls ........and it in the folder <text:s text:c="3"/>/srv/salt/script.sls</text:p>
      <text:p text:style-name="P6"><text:s/>the script run with -------&gt;&gt;sudo salt 'saltnode.com' <text:s text:c="2"/>state.sls script</text:p>
      <text:p text:style-name="P1"><text:s text:c="70"/><text:span text:style-name="T1">'</text:span>*<text:span text:style-name="T1">'</text:span> <text:span text:style-name="T1">for all nodes</text:span></text:p>
      <text:p text:style-name="P13"/>
      <text:p text:style-name="P6">any file or script we can add in <text:s/>source: salt://scripts/mysql.sh</text:p>
      <text:p text:style-name="P1"/>
      <text:p text:style-name="P1"/>
      <text:p text:style-name="P1"/>
      <text:p text:style-name="P1">Apache2.sls</text:p>
      <text:p text:style-name="P1"/>
      <text:p text:style-name="P1">apache2:</text:p>
      <text:p text:style-name="P1"><text:s text:c="2"/>pkg.installed: []</text:p>
      <text:p text:style-name="P1"><text:s text:c="2"/>service.running:</text:p>
      <text:p text:style-name="P1"><text:s text:c="4"/>- require:</text:p>
      <text:p text:style-name="P1">- pkg: apache2</text:p>
      <text:p text:style-name="P1">#######################################################################</text:p>
      <text:p text:style-name="P1"><text:soft-page-break/>installing multiple packages</text:p>
      <text:p text:style-name="P1"/>
      <text:p text:style-name="P1">webserver_stuff:</text:p>
      <text:p text:style-name="P1"><text:s text:c="2"/>pkg:</text:p>
      <text:p text:style-name="P1">- installed</text:p>
      <text:p text:style-name="P1"><text:s text:c="4"/>- pkgs:</text:p>
      <text:p text:style-name="P1"><text:s text:c="6"/>- apache2</text:p>
      <text:p text:style-name="P1"><text:s text:c="6"/>- php5</text:p>
      <text:p text:style-name="P1">- php5-mysql</text:p>
      <text:p text:style-name="P2"/>
      <text:p text:style-name="P2"/>
      <text:p text:style-name="P7"/>
      <text:p text:style-name="P3">run using cmd.run directly</text:p>
      <text:p text:style-name="P3"/>
      <text:p text:style-name="P3"><text:s/>sudo salt '*' cmd.run 'apt-get install nano '</text:p>
      <text:p text:style-name="P3">######################################################</text:p>
      <text:p text:style-name="P3"/>
      <text:p text:style-name="P4">user add</text:p>
      <text:p text:style-name="P4"/>
      <text:p text:style-name="P4">user_arun1:</text:p>
      <text:p text:style-name="P4"><text:s text:c="2"/>user.present:</text:p>
      <text:p text:style-name="P4"><text:s text:c="4"/>- name: arun1</text:p>
      <text:p text:style-name="P4"><text:s text:c="4"/>- fullname: arun1</text:p>
      <text:p text:style-name="P4"><text:s text:c="4"/>- uid: 2002</text:p>
      <text:p text:style-name="P4"><text:s text:c="4"/>- home: /home/arun</text:p>
      <text:p text:style-name="P4"><text:s text:c="4"/>- password: password</text:p>
      <text:p text:style-name="P8"/>
      <text:p text:style-name="P4"/>
      <text:p text:style-name="P5">md-test:</text:p>
      <text:p text:style-name="P5"><text:s text:c="2"/>cmd.run:</text:p>
      <text:p text:style-name="P5"><text:soft-page-break/><text:s text:c="4"/>- name: |</text:p>
      <text:p text:style-name="P5"><text:s text:c="8"/>mkdir /tmp/foo</text:p>
      <text:p text:style-name="P5"><text:s text:c="8"/>chown dan /tmp/foo</text:p>
      <text:p text:style-name="P5"><text:s text:c="8"/>chgrp www-data /tmp/foo</text:p>
      <text:p text:style-name="P5"><text:s text:c="8"/>chmod 2751 /tmp/foo</text:p>
      <text:p text:style-name="P5"><text:s text:c="8"/>touch /tmp/foo/bar</text:p>
      <text:p text:style-name="P5"/>
      <text:p text:style-name="P5"/>
      <text:p text:style-name="P1">///////////////////////////////////////////////////////////////////////////////////////////////////////////</text:p>
      <text:p text:style-name="P1"/>
      <text:p text:style-name="P1"/>
      <text:p text:style-name="P1"/>
      <text:p text:style-name="P6">for scripts running </text:p>
      <text:p text:style-name="P6"/>
      <text:p text:style-name="P6"/>
      <text:p text:style-name="P6">cmd-test:</text:p>
      <text:p text:style-name="P6"><text:s text:c="2"/>cmd.script:</text:p>
      <text:p text:style-name="P6"><text:s text:c="4"/>- source: salt://scripts/mysql.sh</text:p>
      <text:p text:style-name="P6"><text:s text:c="4"/>- cwd: /tmp/</text:p>
      <text:p text:style-name="P6">- user: root</text:p>
      <text:p text:style-name="P6"/>
      <text:p text:style-name="P6">############################################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02:53.713410681</meta:creation-date>
    <meta:editing-duration>PT1M58S</meta:editing-duration>
    <meta:editing-cycles>3</meta:editing-cycles>
    <meta:generator>LibreOffice/4.2.8.2$Linux_X86_64 LibreOffice_project/420m0$Build-2</meta:generator>
    <dc:date>2016-10-24T10:58:11.213599158</dc:date>
    <meta:document-statistic meta:table-count="0" meta:image-count="0" meta:object-count="0" meta:page-count="3" meta:paragraph-count="52" meta:word-count="155" meta:character-count="1659" meta:non-whitespace-character-count="1373"/>
  </office:meta>
</office:document-meta>
</file>